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fo:line-height="0.517cm" fo:text-align="start" style:justify-single-word="false" fo:text-indent="0cm" style:auto-text-indent="false">
        <style:tab-stops>
          <style:tab-stop style:position="1.478cm"/>
        </style:tab-stops>
      </style:paragraph-properties>
      <style:text-properties fo:language="de" fo:country="DE"/>
    </style:style>
    <style:style style:name="P2" style:family="paragraph" style:parent-style-name="Text_20_body">
      <style:paragraph-properties fo:margin-left="0cm" fo:margin-right="0cm" fo:margin-top="0.002cm" fo:margin-bottom="0cm" fo:text-indent="0cm" style:auto-text-indent="false"/>
      <style:text-properties fo:font-size="14.5pt" fo:font-weight="bold" style:font-size-asian="14.5pt" style:font-weight-asian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.016cm" fo:margin-bottom="0cm" fo:text-indent="0cm" style:auto-text-indent="false"/>
      <style:text-properties fo:font-size="11.5pt" style:font-size-asian="11.5pt"/>
    </style:style>
    <style:style style:name="P5" style:family="paragraph" style:parent-style-name="Text_20_body">
      <style:paragraph-properties fo:margin-left="0cm" fo:margin-right="0cm" fo:margin-top="0.014cm" fo:margin-bottom="0cm" fo:text-indent="0cm" style:auto-text-indent="false"/>
      <style:text-properties fo:font-size="11.5pt" style:font-size-asian="11.5pt"/>
    </style:style>
    <style:style style:name="P6" style:family="paragraph" style:parent-style-name="Standard">
      <style:paragraph-properties fo:margin-left="0.206cm" fo:margin-right="0cm" fo:margin-top="0.099cm" fo:margin-bottom="0cm" fo:text-align="start" style:justify-single-word="false" fo:text-indent="0cm" style:auto-text-indent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margin-left="0.206cm" fo:margin-right="0cm" fo:margin-top="0.099cm" fo:margin-bottom="0cm" fo:text-align="start" style:justify-single-word="false" fo:text-indent="0cm" style:auto-text-indent="false" fo:break-before="page"/>
      <style:text-properties fo:font-size="16pt" fo:font-weight="bold" style:font-size-asian="16pt" style:font-weight-asian="bold"/>
    </style:style>
    <style:style style:name="P8" style:family="paragraph" style:parent-style-name="Text_20_body">
      <style:paragraph-properties fo:margin-left="0.206cm" fo:margin-right="0cm" fo:text-indent="0cm" style:auto-text-indent="false"/>
    </style:style>
    <style:style style:name="P9" style:family="paragraph" style:parent-style-name="Text_20_body">
      <style:paragraph-properties fo:margin-left="0.206cm" fo:margin-right="0.429cm" fo:text-indent="0cm" style:auto-text-indent="false"/>
    </style:style>
    <style:style style:name="P10" style:family="paragraph" style:parent-style-name="List_20_Paragraph" style:list-style-name="WWNum1">
      <style:paragraph-properties fo:margin-left="1.476cm" fo:margin-right="0cm" fo:margin-top="0cm" fo:margin-bottom="0cm" fo:line-height="0.517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11" style:family="paragraph" style:parent-style-name="List_20_Paragraph" style:list-style-name="WWNum1">
      <style:paragraph-properties fo:margin-left="1.476cm" fo:margin-right="0cm" fo:margin-top="0cm" fo:margin-bottom="0cm" fo:line-height="0.517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12" style:family="paragraph" style:parent-style-name="List_20_Paragraph" style:list-style-name="WWNum1">
      <style:paragraph-properties fo:margin-left="1.476cm" fo:margin-right="0cm" fo:margin-top="0cm" fo:margin-bottom="0cm" fo:line-height="0.517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font-size="12pt" style:font-size-asian="12pt"/>
    </style:style>
    <style:style style:name="P13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font-size="12pt" style:font-size-asian="12pt"/>
    </style:style>
    <style:style style:name="P14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font-size="12pt" fo:language="de" fo:country="DE" style:font-size-asian="12pt"/>
    </style:style>
    <style:style style:name="P15" style:family="paragraph" style:parent-style-name="List_20_Paragraph" style:list-style-name="WWNum1">
      <style:paragraph-properties fo:margin-left="1.476cm" fo:margin-right="0cm" fo:margin-top="0cm" fo:margin-bottom="0cm" fo:line-height="0.517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font-size="12pt" fo:language="de" fo:country="DE" style:font-size-asian="12pt"/>
    </style:style>
    <style:style style:name="P16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font-size="12pt" fo:language="de" fo:country="DE" style:text-underline-style="none" style:font-size-asian="12pt"/>
    </style:style>
    <style:style style:name="P17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18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19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fo:language="de" fo:country="DE" style:text-underline-style="solid" style:text-underline-width="auto" style:text-underline-color="font-color"/>
    </style:style>
    <style:style style:name="P20" style:family="paragraph" style:parent-style-name="List_20_Paragraph" style:list-style-name="WWNum1">
      <style:paragraph-properties fo:margin-left="1.476cm" fo:margin-right="0cm" fo:margin-top="0cm" fo:margin-bottom="0cm" fo:line-height="0.515cm" fo:text-align="start" style:justify-single-word="false" fo:text-indent="-0.635cm" style:auto-text-indent="false">
        <style:tab-stops>
          <style:tab-stop style:position="1.478cm"/>
        </style:tab-stops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List_20_Paragraph" style:list-style-name="WWNum1">
      <style:paragraph-properties fo:margin-left="0.841cm" fo:margin-right="0cm" fo:margin-top="0cm" fo:margin-bottom="0cm" fo:line-height="0.515cm" fo:text-align="start" style:justify-single-word="false" fo:text-indent="0cm" style:auto-text-indent="false">
        <style:tab-stops>
          <style:tab-stop style:position="1.478cm"/>
        </style:tab-stops>
      </style:paragraph-properties>
      <style:text-properties fo:font-size="12pt" fo:language="de" fo:country="DE" style:font-size-asian="12pt"/>
    </style:style>
    <style:style style:name="P22" style:family="paragraph" style:parent-style-name="List_20_Paragraph" style:list-style-name="WWNum1">
      <style:paragraph-properties fo:margin-left="1.476cm" fo:margin-right="0.82cm" fo:margin-top="0.039cm" fo:margin-bottom="0cm" fo:line-height="0.483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23" style:family="paragraph" style:parent-style-name="List_20_Paragraph" style:list-style-name="WWNum1">
      <style:paragraph-properties fo:margin-left="1.476cm" fo:margin-right="0.82cm" fo:margin-top="0.039cm" fo:margin-bottom="0cm" fo:line-height="0.483cm" fo:text-align="start" style:justify-single-word="false" fo:text-indent="-0.635cm" style:auto-text-indent="false">
        <style:tab-stops>
          <style:tab-stop style:position="1.478cm"/>
        </style:tab-stops>
      </style:paragraph-properties>
    </style:style>
    <style:style style:name="P24" style:family="paragraph" style:parent-style-name="List_20_Paragraph">
      <style:paragraph-properties fo:margin-left="0cm" fo:margin-right="1.57cm" fo:margin-top="0cm" fo:margin-bottom="0cm" fo:line-height="100%" fo:text-align="start" style:justify-single-word="false" fo:text-indent="0cm" style:auto-text-indent="false">
        <style:tab-stops>
          <style:tab-stop style:position="1.476cm"/>
        </style:tab-stops>
      </style:paragraph-properties>
      <style:text-properties fo:font-size="12pt" style:font-size-asian="12pt"/>
    </style:style>
    <style:style style:name="P25" style:family="paragraph" style:parent-style-name="List_20_Paragraph">
      <style:paragraph-properties fo:margin-left="0cm" fo:margin-right="0.82cm" fo:margin-top="0.039cm" fo:margin-bottom="0cm" fo:line-height="0.483cm" fo:text-align="start" style:justify-single-word="false" fo:text-indent="0cm" style:auto-text-indent="false">
        <style:tab-stops>
          <style:tab-stop style:position="1.478cm"/>
        </style:tab-stops>
      </style:paragraph-properties>
      <style:text-properties fo:font-size="12pt" style:font-size-asian="12pt"/>
    </style:style>
    <style:style style:name="P26" style:family="paragraph" style:parent-style-name="List_20_Paragraph" style:list-style-name="WWNum2">
      <style:paragraph-properties fo:margin-left="1.476cm" fo:margin-right="1.57cm" fo:margin-top="0cm" fo:margin-bottom="0cm" fo:line-height="100%" fo:text-align="start" style:justify-single-word="false" fo:text-indent="-0.635cm" style:auto-text-indent="false">
        <style:tab-stops>
          <style:tab-stop style:position="1.476cm"/>
        </style:tab-stops>
      </style:paragraph-properties>
      <style:text-properties fo:font-size="12pt" style:font-size-asian="12pt"/>
    </style:style>
    <style:style style:name="P27" style:family="paragraph" style:parent-style-name="List_20_Paragraph" style:list-style-name="WWNum2">
      <style:paragraph-properties fo:margin-left="1.476cm" fo:margin-right="3.836cm" fo:margin-top="0cm" fo:margin-bottom="0cm" fo:line-height="100%" fo:text-align="start" style:justify-single-word="false" fo:text-indent="-0.635cm" style:auto-text-indent="false">
        <style:tab-stops>
          <style:tab-stop style:position="1.476cm"/>
        </style:tab-stops>
      </style:paragraph-properties>
    </style:style>
    <style:style style:name="P28" style:family="paragraph" style:parent-style-name="List_20_Paragraph" style:list-style-name="WWNum1">
      <style:paragraph-properties fo:margin-top="0cm" fo:margin-bottom="0cm" fo:line-height="0.517cm" fo:text-align="start" style:justify-single-word="false">
        <style:tab-stops>
          <style:tab-stop style:position="1.478cm"/>
        </style:tab-stops>
      </style:paragraph-properties>
    </style:style>
    <style:style style:name="P29" style:family="paragraph" style:parent-style-name="Heading_20_1">
      <style:paragraph-properties fo:margin-top="0.002cm" fo:margin-bottom="0cm"/>
    </style:style>
    <style:style style:name="P30" style:family="paragraph" style:parent-style-name="Standard">
      <style:paragraph-properties fo:margin-left="0.206cm" fo:margin-right="0cm" fo:margin-top="0.099cm" fo:margin-bottom="0cm" fo:text-align="start" style:justify-single-word="false" fo:text-indent="0cm" style:auto-text-indent="false" fo:break-before="page"/>
    </style:style>
    <style:style style:name="P31" style:family="paragraph" style:parent-style-name="Text_20_body">
      <style:paragraph-properties fo:margin-left="0cm" fo:margin-right="0cm" fo:margin-top="0.002cm" fo:margin-bottom="0cm" fo:text-indent="0cm" style:auto-text-indent="false"/>
      <style:text-properties fo:font-size="14.5pt" fo:language="de" fo:country="DE" fo:font-weight="bold" style:font-size-asian="14.5pt" style:font-weight-asian="bold"/>
    </style:style>
    <style:style style:name="P32" style:family="paragraph" style:parent-style-name="Text_20_body" style:list-style-name="L1">
      <style:paragraph-properties fo:margin-left="0cm" fo:margin-right="0cm" fo:margin-top="0.002cm" fo:margin-bottom="0cm" fo:text-indent="0cm" style:auto-text-indent="false"/>
      <style:text-properties fo:font-size="14.5pt" fo:language="de" fo:country="DE" fo:font-weight="bold" style:font-size-asian="14.5pt" style:font-weight-asian="bold"/>
    </style:style>
    <style:style style:name="P33" style:family="paragraph" style:parent-style-name="Text_20_body" style:list-style-name="L2">
      <style:paragraph-properties fo:margin-left="0cm" fo:margin-right="0cm" fo:margin-top="0.002cm" fo:margin-bottom="0cm" fo:text-indent="0cm" style:auto-text-indent="false"/>
      <style:text-properties fo:font-size="14.5pt" fo:language="de" fo:country="DE" fo:font-weight="bold" style:font-size-asian="14.5pt" style:font-weight-asian="bold"/>
    </style:style>
    <style:style style:name="P34" style:family="paragraph" style:parent-style-name="Text_20_body" style:list-style-name="L3">
      <style:paragraph-properties fo:margin-left="0cm" fo:margin-right="0cm" fo:margin-top="0.002cm" fo:margin-bottom="0cm" fo:text-indent="0cm" style:auto-text-indent="false"/>
      <style:text-properties fo:font-size="14.5pt" fo:language="de" fo:country="DE" fo:font-weight="bold" style:font-size-asian="14.5pt" style:font-weight-asian="bold"/>
    </style:style>
    <style:style style:name="P35" style:family="paragraph" style:parent-style-name="Text_20_body" style:list-style-name="L4">
      <style:paragraph-properties fo:margin-left="0cm" fo:margin-right="0cm" fo:margin-top="0.002cm" fo:margin-bottom="0cm" fo:text-indent="0cm" style:auto-text-indent="false"/>
      <style:text-properties fo:font-size="14.5pt" fo:language="de" fo:country="DE" fo:font-weight="bold" style:font-size-asian="14.5pt" style:font-weight-asian="bold"/>
    </style:style>
    <style:style style:name="P36" style:family="paragraph" style:parent-style-name="Text_20_body">
      <style:paragraph-properties fo:margin-left="0cm" fo:margin-right="0cm" fo:margin-top="0.002cm" fo:margin-bottom="0cm" fo:text-indent="0cm" style:auto-text-indent="false"/>
      <style:text-properties fo:font-size="14.5pt" fo:font-weight="bold" style:font-size-asian="14.5pt" style:font-weight-asian="bold"/>
    </style:style>
    <style:style style:name="P37" style:family="paragraph" style:parent-style-name="Text_20_body" style:list-style-name="L5">
      <style:paragraph-properties fo:margin-left="0cm" fo:margin-right="0cm" fo:margin-top="0.002cm" fo:margin-bottom="0cm" fo:text-indent="0cm" style:auto-text-indent="false"/>
      <style:text-properties fo:font-size="14.5pt" fo:font-weight="bold" style:font-size-asian="14.5pt" style:font-weight-asian="bold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2pt" style:font-size-asian="12pt"/>
    </style:style>
    <style:style style:name="P40" style:family="paragraph" style:parent-style-name="Text_20_body">
      <style:paragraph-properties fo:margin-left="0cm" fo:margin-right="0cm" fo:margin-top="0.016cm" fo:margin-bottom="0cm" fo:text-indent="0cm" style:auto-text-indent="false"/>
      <style:text-properties fo:font-size="11.5pt" style:font-size-asian="11.5pt"/>
    </style:style>
    <style:style style:name="P41" style:family="paragraph" style:parent-style-name="Text_20_body">
      <style:paragraph-properties fo:margin-left="0cm" fo:margin-right="0cm" fo:margin-top="0.014cm" fo:margin-bottom="0cm" fo:text-indent="0cm" style:auto-text-indent="false"/>
      <style:text-properties fo:font-size="11.5pt" style:font-size-asian="11.5pt"/>
    </style:style>
    <style:style style:name="P42" style:family="paragraph" style:parent-style-name="Text_20_body">
      <style:paragraph-properties fo:margin-left="0.206cm" fo:margin-right="0.429cm" fo:text-indent="0cm" style:auto-text-indent="false"/>
    </style:style>
    <style:style style:name="P43" style:family="paragraph" style:parent-style-name="Text_20_body">
      <style:paragraph-properties fo:margin-left="0.206cm" fo:margin-right="0cm" fo:text-indent="0cm" style:auto-text-indent="false"/>
    </style:style>
    <style:style style:name="P44" style:family="paragraph" style:parent-style-name="Text_20_body">
      <style:paragraph-properties fo:margin-left="1.476cm" fo:margin-right="9.797cm" fo:text-indent="0cm" style:auto-text-indent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76cm" style:font-size-asian="12pt"/>
    </style:style>
    <style:style style:name="T3" style:family="text">
      <style:text-properties fo:font-size="12pt" fo:letter-spacing="-0.056cm" style:font-size-asian="12pt"/>
    </style:style>
    <style:style style:name="T4" style:family="text">
      <style:text-properties fo:font-size="12pt" fo:letter-spacing="-0.072cm" style:font-size-asian="12pt"/>
    </style:style>
    <style:style style:name="T5" style:family="text">
      <style:text-properties fo:font-size="12pt" fo:letter-spacing="-0.065cm" style:font-size-asian="12pt"/>
    </style:style>
    <style:style style:name="T6" style:family="text">
      <style:text-properties fo:font-size="12pt" fo:letter-spacing="-0.048cm" style:font-size-asian="12pt"/>
    </style:style>
    <style:style style:name="T7" style:family="text">
      <style:text-properties fo:font-size="12pt" fo:letter-spacing="-0.037cm" style:font-size-asian="12pt"/>
    </style:style>
    <style:style style:name="T8" style:family="text">
      <style:text-properties fo:font-size="12pt" fo:letter-spacing="-0.079cm" style:font-size-asian="12pt"/>
    </style:style>
    <style:style style:name="T9" style:family="text">
      <style:text-properties fo:font-size="12pt" fo:letter-spacing="-0.051cm" style:font-size-asian="12pt"/>
    </style:style>
    <style:style style:name="T10" style:family="text">
      <style:text-properties fo:font-size="12pt" fo:letter-spacing="-0.032cm" style:font-size-asian="12pt"/>
    </style:style>
    <style:style style:name="T11" style:family="text">
      <style:text-properties fo:font-size="12pt" fo:letter-spacing="-0.058cm" style:font-size-asian="12pt"/>
    </style:style>
    <style:style style:name="T12" style:family="text">
      <style:text-properties fo:font-size="12pt" fo:letter-spacing="-0.049cm" style:font-size-asian="12pt"/>
    </style:style>
    <style:style style:name="T13" style:family="text">
      <style:text-properties fo:font-size="12pt" fo:letter-spacing="-0.012cm" style:font-size-asian="12pt"/>
    </style:style>
    <style:style style:name="T14" style:family="text">
      <style:text-properties fo:font-size="12pt" fo:letter-spacing="-0.021cm" style:font-size-asian="12pt"/>
    </style:style>
    <style:style style:name="T15" style:family="text">
      <style:text-properties fo:font-size="12pt" fo:letter-spacing="-0.071cm" style:font-size-asian="12pt"/>
    </style:style>
    <style:style style:name="T16" style:family="text">
      <style:text-properties fo:font-size="12pt" fo:letter-spacing="-0.014cm" style:font-size-asian="12pt"/>
    </style:style>
    <style:style style:name="T17" style:family="text">
      <style:text-properties fo:font-size="12pt" fo:language="de" fo:country="DE" style:font-size-asian="12pt"/>
    </style:style>
    <style:style style:name="T18" style:family="text">
      <style:text-properties fo:font-size="12pt" style:text-underline-style="none" style:font-size-asian="12pt"/>
    </style:style>
    <style:style style:name="T19" style:family="text">
      <style:text-properties fo:letter-spacing="-0.011cm"/>
    </style:style>
    <style:style style:name="T20" style:family="text">
      <style:text-properties fo:font-size="16pt" fo:font-weight="bold" style:font-size-asian="16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Persönliche Erfolgsmuster identifizieren (nach Kreyenberg)</text:p>
        <text:p text:style-name="P2"/>
        <text:list xml:id="list823099848132516174" text:style-name="L1">
          <text:list-item>
            <text:p text:style-name="P32">Ausbildereignung</text:p>
            <text:p text:style-name="P32"/>
          </text:list-item>
        </text:list>
        <text:list xml:id="list3636118211561265892" text:style-name="Outline">
          <text:list-item>
            <text:h text:style-name="Heading_20_1" text:outline-level="1">Übung:</text:h>
          </text:list-item>
        </text:list>
        <text:p text:style-name="P9">Wo liegen Ihre beruflichen und privaten Erfolge? Denken Sie an Situationen, auf die Sie stolz sind und stellen Sie sich folgende Fragen:</text:p>
        <text:p text:style-name="P3"/>
        <text:list xml:id="list1314667009109264112" text:style-name="WWNum1">
          <text:list-item>
            <text:p text:style-name="P10"><text:span text:style-name="T1">Wie sind diese Erfolge, jeder für sich, zustande</text:span><text:span text:style-name="T2"> </text:span><text:span text:style-name="T1">gekommen?</text:span></text:p>
            <text:list>
              <text:list-item>
                <text:p text:style-name="P12">Wollte mich selbst beweisen</text:p>
              </text:list-item>
              <text:list-item>
                <text:p text:style-name="P12">Fremdeinfluss</text:p>
                <text:p text:style-name="P12"/>
              </text:list-item>
            </text:list>
          </text:list-item>
          <text:list-item>
            <text:p text:style-name="P17"><text:span text:style-name="T1">Was haben sie getan? Was haben Sie nicht</text:span><text:span text:style-name="T3"> </text:span><text:span text:style-name="T1">getan?</text:span></text:p>
            <text:list>
              <text:list-item>
                <text:p text:style-name="P13">Ziel formuliert</text:p>
              </text:list-item>
              <text:list-item>
                <text:p text:style-name="P13">Mich informiert</text:p>
              </text:list-item>
              <text:list-item>
                <text:p text:style-name="P13">Lehrgang (Art + Anbieter) ausgesucht</text:p>
              </text:list-item>
              <text:list-item>
                <text:p text:style-name="P17"><text:span text:style-name="T1">um Kosten</text:span><text:span text:style-name="T17">übernahme bemüht (erfolglos)</text:span></text:p>
              </text:list-item>
              <text:list-item>
                <text:p text:style-name="P13">angemeldet</text:p>
              </text:list-item>
              <text:list-item>
                <text:p text:style-name="P14">selbst bezahlt</text:p>
                <text:p text:style-name="P14"/>
              </text:list-item>
            </text:list>
          </text:list-item>
          <text:list-item>
            <text:p text:style-name="P17"><text:span text:style-name="T1">Welche Hindernisse gab es? Wie haben sie diese</text:span><text:span text:style-name="T4"> </text:span><text:span text:style-name="T1">überwunden?</text:span></text:p>
            <text:p text:style-name="P13"/>
          </text:list-item>
          <text:list-item>
            <text:p text:style-name="P17"><text:span text:style-name="T1">Wer war noch dabei? Was haben andere Personen</text:span><text:span text:style-name="T5"> </text:span><text:span text:style-name="T1">getan?</text:span></text:p>
            <text:list>
              <text:list-item>
                <text:p text:style-name="P14">Ausbilder-Ausbilder (auch Prüfer): unterrrichtet</text:p>
              </text:list-item>
              <text:list-item>
                <text:p text:style-name="P14">Teilnehmer: mitgespielt</text:p>
                <text:p text:style-name="P14"/>
              </text:list-item>
            </text:list>
          </text:list-item>
          <text:list-item>
            <text:p text:style-name="P10"><text:span text:style-name="T1">Welche Anerkennung haben sie</text:span><text:span text:style-name="T6"> </text:span><text:span text:style-name="T1">bekommen?</text:span></text:p>
            <text:list>
              <text:list-item>
                <text:p text:style-name="P15">Prüfung bestanden (verstecktes Lob)</text:p>
              </text:list-item>
              <text:list-item>
                <text:p text:style-name="P15">Zertifikat</text:p>
              </text:list-item>
            </text:list>
          </text:list-item>
        </text:list>
        <text:p text:style-name="P4"/>
        <text:p text:style-name="P8">Beginn:</text:p>
        <text:list xml:id="list43342516" text:continue-numbering="true" text:style-name="WWNum1">
          <text:list-item>
            <text:p text:style-name="P10"><text:span text:style-name="T1">Wie ist die Idee</text:span><text:span text:style-name="T7"> </text:span><text:span text:style-name="T1">entstanden?</text:span></text:p>
            <text:list>
              <text:list-item>
                <text:p text:style-name="P15">Fremdeinfluss (Dozenten der Umschulung, Arbeitgeber)</text:p>
              </text:list-item>
              <text:list-item>
                <text:p text:style-name="P15">Vorwissen / Qualifikation / Interesse</text:p>
                <text:p text:style-name="P15"/>
              </text:list-item>
            </text:list>
          </text:list-item>
          <text:list-item>
            <text:p text:style-name="P17"><text:span text:style-name="T1">Wann und wie haben Sie sich auf das Projekt / das Ziel</text:span><text:span text:style-name="T8"> </text:span><text:span text:style-name="T1">eingelassen?</text:span></text:p>
            <text:list>
              <text:list-item>
                <text:p text:style-name="P14">Extrinsische Motivation zur Weiterbildung</text:p>
              </text:list-item>
              <text:list-item>
                <text:p text:style-name="P14">lange vorher selbst gesagt</text:p>
                <text:p text:style-name="P21"/>
              </text:list-item>
            </text:list>
          </text:list-item>
          <text:list-item>
            <text:p text:style-name="P10"><text:span text:style-name="T1">Welche Risiken haben Sie in Kauf</text:span><text:span text:style-name="T6"> </text:span><text:span text:style-name="T1">genommen?</text:span></text:p>
            <text:list>
              <text:list-item>
                <text:p text:style-name="P15">Kosten (minimales Risiko)</text:p>
              </text:list-item>
              <text:list-item>
                <text:p text:style-name="P15">Anwendbarkeit / Nutzen</text:p>
              </text:list-item>
            </text:list>
          </text:list-item>
        </text:list>
        <text:p text:style-name="P5"/>
        <text:p text:style-name="P8">Handlung</text:p>
        <text:list xml:id="list43336650" text:continue-numbering="true" text:style-name="WWNum1">
          <text:list-item>
            <text:p text:style-name="P10"><text:span text:style-name="T1">Wie haben Sie entschieden, was zu tun</text:span><text:span text:style-name="T9"> </text:span><text:span text:style-name="T1">ist?</text:span></text:p>
            <text:list>
              <text:list-item>
                <text:p text:style-name="P15">Zielformulierung</text:p>
              </text:list-item>
              <text:list-item>
                <text:p text:style-name="P15">Anweisungen befolgt</text:p>
              </text:list-item>
              <text:list-item>
                <text:p text:style-name="P15">zwischendurch Kreativität</text:p>
                <text:p text:style-name="P15"/>
              </text:list-item>
            </text:list>
          </text:list-item>
          <text:list-item>
            <text:p text:style-name="P17"><text:soft-page-break/><text:span text:style-name="T1">Wer hat Sie</text:span><text:span text:style-name="T10"> </text:span><text:span text:style-name="T1">unterstützt?</text:span></text:p>
            <text:list>
              <text:list-item>
                <text:p text:style-name="P14">Dozenten + Trainer</text:p>
                <text:p text:style-name="P14"/>
              </text:list-item>
            </text:list>
          </text:list-item>
          <text:list-item>
            <text:p text:style-name="P10"><text:span text:style-name="T1">Mit welchen Handlungen haben Sie</text:span><text:span text:style-name="T11"> </text:span><text:span text:style-name="T1">begonnen?</text:span></text:p>
            <text:list>
              <text:list-item>
                <text:p text:style-name="P15">Mich informiert</text:p>
              </text:list-item>
              <text:list-item>
                <text:p text:style-name="P15">Gespräch über Vorhaben und Kosten</text:p>
              </text:list-item>
              <text:list-item>
                <text:p text:style-name="P15">Anmeldung Kurs + Prüfung</text:p>
              </text:list-item>
            </text:list>
          </text:list-item>
        </text:list>
        <text:p text:style-name="P5"/>
        <text:p text:style-name="P8">Weiterer Prozess</text:p>
        <text:list xml:id="list43338611" text:continue-numbering="true" text:style-name="WWNum1">
          <text:list-item>
            <text:p text:style-name="P10"><text:span text:style-name="T1">Welche Probleme sind</text:span><text:span text:style-name="T12"> </text:span><text:span text:style-name="T1">aufgetreten?</text:span></text:p>
            <text:p text:style-name="P12"/>
          </text:list-item>
          <text:list-item>
            <text:p text:style-name="P17"><text:span text:style-name="T1">Wie sind Sie mit Misserfolgen</text:span><text:span text:style-name="T3"> </text:span><text:span text:style-name="T1">umgegangen?</text:span></text:p>
            <text:p text:style-name="P13"/>
          </text:list-item>
          <text:list-item>
            <text:p text:style-name="P17"><text:span text:style-name="T1">Welche</text:span><text:span text:style-name="T13"> </text:span><text:span text:style-name="T1">innere</text:span><text:span text:style-name="T13"> </text:span><text:span text:style-name="T1">und</text:span><text:span text:style-name="T13"> </text:span><text:span text:style-name="T1">äußere</text:span><text:span text:style-name="T13"> </text:span><text:span text:style-name="T1">Motivation</text:span><text:span text:style-name="T13"> </text:span><text:span text:style-name="T1">hatten</text:span><text:span text:style-name="T13"> </text:span><text:span text:style-name="T1">Sie</text:span><text:span text:style-name="T13"> </text:span><text:span text:style-name="T1">weiterzumachen?</text:span></text:p>
            <text:list>
              <text:list-item>
                <text:p text:style-name="P14">Thema / Interesse (I)</text:p>
              </text:list-item>
              <text:list-item>
                <text:p text:style-name="P14">Prüfung bestehen / Vorleistung der Kosten (A)</text:p>
                <text:p text:style-name="P14"/>
              </text:list-item>
            </text:list>
          </text:list-item>
          <text:list-item>
            <text:p text:style-name="P10"><text:span text:style-name="T1">Welche Kurskorrekturen haben Ihnen zum Erfolg</text:span><text:span text:style-name="T8"> </text:span><text:span text:style-name="T1">verholfen?</text:span></text:p>
            <text:list>
              <text:list-item>
                <text:p text:style-name="P15">Prüfungstermin nach hinten verschoben</text:p>
              </text:list-item>
            </text:list>
          </text:list-item>
        </text:list>
        <text:p text:style-name="P5"/>
        <text:p text:style-name="P8">Ende</text:p>
        <text:list xml:id="list43340398" text:continue-numbering="true" text:style-name="WWNum1">
          <text:list-item>
            <text:p text:style-name="P10"><text:span text:style-name="T1">Was war der</text:span><text:span text:style-name="T14"> </text:span><text:span text:style-name="T1">Lohn?</text:span></text:p>
            <text:list>
              <text:list-item>
                <text:p text:style-name="P15">Bestandene Prüfung / Lob</text:p>
                <text:p text:style-name="P15"/>
              </text:list-item>
            </text:list>
          </text:list-item>
          <text:list-item>
            <text:p text:style-name="P10"><text:span text:style-name="T1">Was war für Sie letztlich die wichtigste</text:span><text:span text:style-name="T15"> </text:span><text:span text:style-name="T1">Befriedigung?</text:span></text:p>
            <text:list>
              <text:list-item>
                <text:p text:style-name="P15">Titel „Ausbilder“</text:p>
              </text:list-item>
              <text:list-item>
                <text:p text:style-name="P15">Aussage „Sie dürfen ausbilden“</text:p>
              </text:list-item>
            </text:list>
          </text:list-item>
        </text:list>
        <text:p text:style-name="P1"/>
        <text:p text:style-name="P8">Erfolgsmuster</text:p>
        <text:list xml:id="list43347865" text:continue-numbering="true" text:style-name="WWNum1">
          <text:list-item>
            <text:p text:style-name="P22"><text:span text:style-name="T1">Welche</text:span><text:span text:style-name="T16"> </text:span><text:span text:style-name="T1">Erfolgsmuster</text:span><text:span text:style-name="T16"> </text:span><text:span text:style-name="T1">erkennen</text:span><text:span text:style-name="T16"> </text:span><text:span text:style-name="T1">Sie?</text:span><text:span text:style-name="T16"> </text:span><text:span text:style-name="T1">Erfolgsmuster</text:span><text:span text:style-name="T16"> </text:span><text:span text:style-name="T1">sind</text:span><text:span text:style-name="T16"> </text:span><text:span text:style-name="T1">kurz,</text:span><text:span text:style-name="T16"> </text:span><text:span text:style-name="T1">beschreiben Verhalten und sind verallgemeinerbare Muster, die immer wieder</text:span><text:span text:style-name="T5"> </text:span><text:span text:style-name="T1">auftreten.</text:span></text:p>
          </text:list-item>
        </text:list>
        <text:p text:style-name="P39"/>
        <text:p text:style-name="P24"/>
        <text:p text:style-name="P7">Persönliche Erfolgsmuster identifizieren (nach Kreyenberg)</text:p>
        <text:p text:style-name="P2"/>
        <text:list xml:id="list3347561771923350883" text:style-name="L2">
          <text:list-item>
            <text:p text:style-name="P33">Taxischein</text:p>
            <text:p text:style-name="P33"/>
          </text:list-item>
        </text:list>
        <text:list xml:id="list43326974" text:continue-list="list3636118211561265892" text:style-name="Outline">
          <text:list-item>
            <text:h text:style-name="Heading_20_1" text:outline-level="1">Übung:</text:h>
          </text:list-item>
        </text:list>
        <text:p text:style-name="P9">Wo liegen Ihre beruflichen und privaten Erfolge? Denken Sie an Situationen, auf die Sie stolz sind und stellen Sie sich folgende Fragen:</text:p>
        <text:p text:style-name="P3"/>
        <text:list xml:id="list43347092" text:continue-list="list43347865" text:style-name="WWNum1">
          <text:list-item>
            <text:p text:style-name="P10"><text:span text:style-name="T1">Wie sind diese Erfolge, jeder für sich, zustande</text:span><text:span text:style-name="T2"> </text:span><text:span text:style-name="T1">gekommen?</text:span></text:p>
            <text:list>
              <text:list-item>
                <text:p text:style-name="P15">Arbeitslosigkeit</text:p>
              </text:list-item>
              <text:list-item>
                <text:p text:style-name="P15">Empfehlung</text:p>
                <text:p text:style-name="P15"/>
              </text:list-item>
            </text:list>
          </text:list-item>
          <text:list-item>
            <text:p text:style-name="P17"><text:span text:style-name="T1">Was haben sie getan? Was haben Sie nicht</text:span><text:span text:style-name="T3"> </text:span><text:span text:style-name="T1">getan?</text:span></text:p>
            <text:list>
              <text:list-item>
                <text:p text:style-name="P14">1 Bewerbung</text:p>
              </text:list-item>
              <text:list-item>
                <text:p text:style-name="P19"><text:span text:style-name="T1">nicht</text:span><text:span text:style-name="T18"> Arbeitgeber verglichen</text:span></text:p>
                <text:p text:style-name="P16"/>
              </text:list-item>
            </text:list>
          </text:list-item>
          <text:list-item>
            <text:p text:style-name="P17"><text:span text:style-name="T1">Welche Hindernisse gab es? Wie haben sie diese</text:span><text:span text:style-name="T4"> </text:span><text:span text:style-name="T1">überwunden?</text:span></text:p>
            <text:p text:style-name="P13"/>
          </text:list-item>
          <text:list-item>
            <text:p text:style-name="P17"><text:span text:style-name="T1">Wer war noch dabei? Was haben andere Personen</text:span><text:span text:style-name="T5"> </text:span><text:span text:style-name="T1">getan?</text:span></text:p>
            <text:list>
              <text:list-item>
                <text:p text:style-name="P14">Eltern + Geschwister: Auto geborgt, Kosten übernommen</text:p>
              </text:list-item>
              <text:list-item>
                <text:p text:style-name="P14">Taxilehrer, Geschäftsführer: unterrichtet + motiviert</text:p>
                <text:p text:style-name="P14"/>
              </text:list-item>
            </text:list>
          </text:list-item>
          <text:list-item>
            <text:p text:style-name="P10"><text:span text:style-name="T1">Welche Anerkennung haben sie</text:span><text:span text:style-name="T6"> </text:span><text:span text:style-name="T1">bekommen?</text:span></text:p>
            <text:list>
              <text:list-item>
                <text:p text:style-name="P15">Glückwunsch zum Bestehen der Prüfung (sonst keine)</text:p>
              </text:list-item>
            </text:list>
          </text:list-item>
        </text:list>
        <text:p text:style-name="P4"/>
        <text:p text:style-name="P8">Beginn:</text:p>
        <text:list xml:id="list43348279" text:continue-numbering="true" text:style-name="WWNum1">
          <text:list-item>
            <text:p text:style-name="P10"><text:span text:style-name="T1">Wie ist die Idee</text:span><text:span text:style-name="T7"> </text:span><text:span text:style-name="T1">entstanden?</text:span></text:p>
            <text:list>
              <text:list-item>
                <text:p text:style-name="P15">Arbeitslosigkeit</text:p>
              </text:list-item>
              <text:list-item>
                <text:p text:style-name="P15">Gespräch über die Situation</text:p>
              </text:list-item>
              <text:list-item>
                <text:p text:style-name="P15">Empfehlung</text:p>
                <text:p text:style-name="P15"/>
              </text:list-item>
            </text:list>
          </text:list-item>
          <text:list-item>
            <text:p text:style-name="P17"><text:span text:style-name="T1">Wann und wie haben Sie sich auf das Projekt / das Ziel</text:span><text:span text:style-name="T8"> </text:span><text:span text:style-name="T1">eingelassen?</text:span></text:p>
            <text:list>
              <text:list-item>
                <text:p text:style-name="P14">Vorstellungsgespräch</text:p>
              </text:list-item>
              <text:list-item>
                <text:p text:style-name="P14">zögernd</text:p>
                <text:p text:style-name="P14"/>
              </text:list-item>
            </text:list>
          </text:list-item>
          <text:list-item>
            <text:p text:style-name="P10"><text:span text:style-name="T1">Welche Risiken haben Sie in Kauf</text:span><text:span text:style-name="T6"> </text:span><text:span text:style-name="T1">genommen?</text:span></text:p>
            <text:p text:style-name="P12"/>
          </text:list-item>
        </text:list>
        <text:p text:style-name="P5"/>
        <text:p text:style-name="P8">Handlung</text:p>
        <text:list xml:id="list43342099" text:continue-numbering="true" text:style-name="WWNum1">
          <text:list-item>
            <text:p text:style-name="P10"><text:span text:style-name="T1">Wie haben Sie entschieden, was zu tun</text:span><text:span text:style-name="T9"> </text:span><text:span text:style-name="T1">ist?</text:span></text:p>
            <text:list>
              <text:list-item>
                <text:p text:style-name="P15">Je nach Situation und Möglichkeiten</text:p>
                <text:p text:style-name="P15"/>
              </text:list-item>
            </text:list>
          </text:list-item>
          <text:list-item>
            <text:p text:style-name="P17"><text:span text:style-name="T1">Wer hat Sie</text:span><text:span text:style-name="T10"> </text:span><text:span text:style-name="T1">unterstützt?</text:span></text:p>
            <text:list>
              <text:list-item>
                <text:p text:style-name="P14">Familie</text:p>
              </text:list-item>
              <text:list-item>
                <text:p text:style-name="P14">Lehrer</text:p>
                <text:p text:style-name="P14"/>
              </text:list-item>
            </text:list>
          </text:list-item>
          <text:list-item>
            <text:p text:style-name="P10"><text:span text:style-name="T1">Mit welchen Handlungen haben Sie</text:span><text:span text:style-name="T11"> </text:span><text:span text:style-name="T1">begonnen?</text:span></text:p>
            <text:list>
              <text:list-item>
                <text:p text:style-name="P15">Bewerbung</text:p>
              </text:list-item>
              <text:list-item>
                <text:p text:style-name="P15">Vertrag</text:p>
              </text:list-item>
              <text:list-item>
                <text:p text:style-name="P15"><text:soft-page-break/>Kostenübernahme besorgen</text:p>
              </text:list-item>
            </text:list>
          </text:list-item>
        </text:list>
        <text:p text:style-name="P5"/>
        <text:p text:style-name="P8">Weiterer Prozess</text:p>
        <text:list xml:id="list43330410" text:continue-numbering="true" text:style-name="WWNum1">
          <text:list-item>
            <text:p text:style-name="P10"><text:span text:style-name="T1">Welche Probleme sind</text:span><text:span text:style-name="T12"> </text:span><text:span text:style-name="T1">aufgetreten?</text:span></text:p>
            <text:list>
              <text:list-item>
                <text:p text:style-name="P15">Kein Auto</text:p>
              </text:list-item>
              <text:list-item>
                <text:p text:style-name="P15">zweimal Prüfung nicht bestanden </text:p>
                <text:p text:style-name="P15"/>
              </text:list-item>
            </text:list>
          </text:list-item>
          <text:list-item>
            <text:p text:style-name="P17"><text:span text:style-name="T1">Wie sind Sie mit Misserfolgen</text:span><text:span text:style-name="T3"> </text:span><text:span text:style-name="T1">umgegangen?</text:span></text:p>
            <text:list>
              <text:list-item>
                <text:p text:style-name="P14">Neuen Anlauf genommen</text:p>
                <text:p text:style-name="P14"/>
              </text:list-item>
            </text:list>
          </text:list-item>
          <text:list-item>
            <text:p text:style-name="P17"><text:span text:style-name="T1">Welche</text:span><text:span text:style-name="T13"> </text:span><text:span text:style-name="T1">innere</text:span><text:span text:style-name="T13"> </text:span><text:span text:style-name="T1">und</text:span><text:span text:style-name="T13"> </text:span><text:span text:style-name="T1">äußere</text:span><text:span text:style-name="T13"> </text:span><text:span text:style-name="T1">Motivation</text:span><text:span text:style-name="T13"> </text:span><text:span text:style-name="T1">hatten</text:span><text:span text:style-name="T13"> </text:span><text:span text:style-name="T1">Sie</text:span><text:span text:style-name="T13"> </text:span><text:span text:style-name="T1">weiterzumachen?</text:span></text:p>
            <text:list>
              <text:list-item>
                <text:p text:style-name="P14">Neuen Beruf lernen / Abschluss machen (I)</text:p>
              </text:list-item>
              <text:list-item>
                <text:p text:style-name="P14">Job / Einkommen (A)</text:p>
                <text:p text:style-name="P14"/>
              </text:list-item>
            </text:list>
          </text:list-item>
          <text:list-item>
            <text:p text:style-name="P10"><text:span text:style-name="T1">Welche Kurskorrekturen haben Ihnen zum Erfolg</text:span><text:span text:style-name="T8"> </text:span><text:span text:style-name="T1">verholfen?</text:span></text:p>
            <text:list>
              <text:list-item>
                <text:p text:style-name="P15">Bestandene Prüfung war „letzter Anlauf“</text:p>
              </text:list-item>
            </text:list>
          </text:list-item>
        </text:list>
        <text:p text:style-name="P5"/>
        <text:p text:style-name="P8">Ende</text:p>
        <text:list xml:id="list43357455" text:continue-numbering="true" text:style-name="WWNum1">
          <text:list-item>
            <text:p text:style-name="P10"><text:span text:style-name="T1">Was war der</text:span><text:span text:style-name="T14"> </text:span><text:span text:style-name="T1">Lohn?</text:span></text:p>
            <text:list>
              <text:list-item>
                <text:p text:style-name="P15">Neuer Job</text:p>
              </text:list-item>
            </text:list>
          </text:list-item>
          <text:list-item>
            <text:p text:style-name="P10"><text:span text:style-name="T1">Was war für Sie letztlich die wichtigste</text:span><text:span text:style-name="T15"> </text:span><text:span text:style-name="T1">Befriedigung?</text:span></text:p>
            <text:list>
              <text:list-item>
                <text:p text:style-name="P15">Abschluss / Qualifikation als Berufskraftfahrer</text:p>
              </text:list-item>
            </text:list>
          </text:list-item>
        </text:list>
        <text:p text:style-name="P5"/>
        <text:p text:style-name="P8">Erfolgsmuster</text:p>
        <text:list xml:id="list43350745" text:continue-numbering="true" text:style-name="WWNum1">
          <text:list-item>
            <text:p text:style-name="P22"><text:span text:style-name="T1">Welche</text:span><text:span text:style-name="T16"> </text:span><text:span text:style-name="T1">Erfolgsmuster</text:span><text:span text:style-name="T16"> </text:span><text:span text:style-name="T1">erkennen</text:span><text:span text:style-name="T16"> </text:span><text:span text:style-name="T1">Sie?</text:span><text:span text:style-name="T16"> </text:span><text:span text:style-name="T1">Erfolgsmuster</text:span><text:span text:style-name="T16"> </text:span><text:span text:style-name="T1">sind</text:span><text:span text:style-name="T16"> </text:span><text:span text:style-name="T1">kurz,</text:span><text:span text:style-name="T16"> </text:span><text:span text:style-name="T1">beschreiben Verhalten und sind verallgemeinerbare Muster, die immer wieder</text:span><text:span text:style-name="T5"> </text:span><text:span text:style-name="T1">auftreten.</text:span></text:p>
          </text:list-item>
        </text:list>
        <text:p text:style-name="P25"/>
        <text:p text:style-name="P24"/>
        <text:p text:style-name="P7">Persönliche Erfolgsmuster identifizieren (nach Kreyenberg)</text:p>
        <text:p text:style-name="P2"/>
        <text:list xml:id="list7817660306671375550" text:style-name="L3">
          <text:list-item>
            <text:p text:style-name="P34">mit dem Rauchen aufgehört</text:p>
            <text:p text:style-name="P34"/>
          </text:list-item>
        </text:list>
        <text:list xml:id="list43340624" text:continue-list="list43326974" text:style-name="Outline">
          <text:list-item>
            <text:h text:style-name="Heading_20_1" text:outline-level="1">Übung:</text:h>
          </text:list-item>
        </text:list>
        <text:p text:style-name="P9">Wo liegen Ihre beruflichen und privaten Erfolge? Denken Sie an Situationen, auf die Sie stolz sind und stellen Sie sich folgende Fragen:</text:p>
        <text:p text:style-name="P3"/>
        <text:list xml:id="list43357852" text:continue-list="list43350745" text:style-name="WWNum1">
          <text:list-item>
            <text:p text:style-name="P10"><text:span text:style-name="T1">Wie sind diese Erfolge, jeder für sich, zustande</text:span><text:span text:style-name="T2"> </text:span><text:span text:style-name="T1">gekommen?</text:span></text:p>
            <text:list>
              <text:list-item>
                <text:p text:style-name="P15">Mit dem Rauchen angefangen</text:p>
              </text:list-item>
              <text:list-item>
                <text:p text:style-name="P15">Husten, Kosten </text:p>
              </text:list-item>
              <text:list-item>
                <text:p text:style-name="P15">genervt von Gestank und Husten</text:p>
              </text:list-item>
              <text:list-item>
                <text:p text:style-name="P15">Unterlassung</text:p>
                <text:p text:style-name="P15"/>
              </text:list-item>
            </text:list>
          </text:list-item>
          <text:list-item>
            <text:p text:style-name="P17"><text:span text:style-name="T1">Was haben sie getan? Was haben Sie nicht</text:span><text:span text:style-name="T3"> </text:span><text:span text:style-name="T1">getan?</text:span></text:p>
            <text:list>
              <text:list-item>
                <text:p text:style-name="P14">Immer wieder versucht</text:p>
              </text:list-item>
              <text:list-item>
                <text:p text:style-name="P14">Empfehlungen eingeholt (gelesen)</text:p>
              </text:list-item>
              <text:list-item>
                <text:p text:style-name="P14">unterlassen </text:p>
                <text:p text:style-name="P14"/>
              </text:list-item>
            </text:list>
          </text:list-item>
          <text:list-item>
            <text:p text:style-name="P17"><text:span text:style-name="T1">Welche Hindernisse gab es? Wie haben sie diese</text:span><text:span text:style-name="T4"> </text:span><text:span text:style-name="T1">überwunden?</text:span></text:p>
            <text:list>
              <text:list-item>
                <text:p text:style-name="P14">Sucht: bewusst gemacht, eingestanden</text:p>
              </text:list-item>
              <text:list-item>
                <text:p text:style-name="P14">Verlangen: ausgehalten, unterdrückt</text:p>
              </text:list-item>
              <text:list-item>
                <text:p text:style-name="P14">Gewohnheit: umgewöhnt, Verhalten immer wieder geändert</text:p>
                <text:p text:style-name="P14"/>
              </text:list-item>
            </text:list>
          </text:list-item>
          <text:list-item>
            <text:p text:style-name="P17"><text:span text:style-name="T1">Wer war noch dabei? Was haben andere Personen</text:span><text:span text:style-name="T5"> </text:span><text:span text:style-name="T1">getan?</text:span></text:p>
            <text:list>
              <text:list-item>
                <text:p text:style-name="P14">Andere Raucher: geraucht, gefragt „Kommst du mit Rauchen?“</text:p>
                <text:p text:style-name="P14"/>
              </text:list-item>
            </text:list>
          </text:list-item>
          <text:list-item>
            <text:p text:style-name="P10"><text:span text:style-name="T1">Welche Anerkennung haben sie</text:span><text:span text:style-name="T6"> </text:span><text:span text:style-name="T1">bekommen?</text:span></text:p>
            <text:list>
              <text:list-item>
                <text:p text:style-name="P15">Eindruck gemacht auf Andere: Durchhaltevermögen, Ziel erreicht</text:p>
              </text:list-item>
            </text:list>
          </text:list-item>
        </text:list>
        <text:p text:style-name="P4"/>
        <text:p text:style-name="P8">Beginn:</text:p>
        <text:list xml:id="list43345938" text:continue-numbering="true" text:style-name="WWNum1">
          <text:list-item>
            <text:p text:style-name="P10"><text:span text:style-name="T1">Wie ist die Idee</text:span><text:span text:style-name="T7"> </text:span><text:span text:style-name="T1">entstanden?</text:span></text:p>
            <text:list>
              <text:list-item>
                <text:p text:style-name="P15">Schon bevor ich angefangen hatte, bevor es interessant/relevant war</text:p>
                <text:p text:style-name="P15"/>
              </text:list-item>
            </text:list>
          </text:list-item>
          <text:list-item>
            <text:p text:style-name="P17"><text:span text:style-name="T1">Wann und wie haben Sie sich auf das Projekt / das Ziel</text:span><text:span text:style-name="T8"> </text:span><text:span text:style-name="T1">eingelassen?</text:span></text:p>
            <text:p text:style-name="P13"/>
          </text:list-item>
          <text:list-item>
            <text:p text:style-name="P10"><text:span text:style-name="T1">Welche Risiken haben Sie in Kauf</text:span><text:span text:style-name="T6"> </text:span><text:span text:style-name="T1">genommen?</text:span></text:p>
            <text:p text:style-name="P12"/>
          </text:list-item>
        </text:list>
        <text:p text:style-name="P5"/>
        <text:p text:style-name="P8">Handlung</text:p>
        <text:list xml:id="list43343187" text:continue-numbering="true" text:style-name="WWNum1">
          <text:list-item>
            <text:p text:style-name="P10"><text:span text:style-name="T1">Wie haben Sie entschieden, was zu tun</text:span><text:span text:style-name="T9"> </text:span><text:span text:style-name="T1">ist?</text:span></text:p>
            <text:list>
              <text:list-item>
                <text:p text:style-name="P15">Empfehlungen</text:p>
                <text:p text:style-name="P15"/>
              </text:list-item>
            </text:list>
          </text:list-item>
          <text:list-item>
            <text:p text:style-name="P17"><text:span text:style-name="T1">Wer hat Sie</text:span><text:span text:style-name="T10"> </text:span><text:span text:style-name="T1">unterstützt?</text:span></text:p>
            <text:list>
              <text:list-item>
                <text:p text:style-name="P14">Niemand</text:p>
                <text:p text:style-name="P14"/>
              </text:list-item>
            </text:list>
          </text:list-item>
          <text:list-item>
            <text:p text:style-name="P10"><text:span text:style-name="T1">Mit welchen Handlungen haben Sie</text:span><text:span text:style-name="T11"> </text:span><text:span text:style-name="T1">begonnen?</text:span></text:p>
            <text:list>
              <text:list-item>
                <text:p text:style-name="P15">Aufrauchen / „die letzte Zigarette“</text:p>
              </text:list-item>
            </text:list>
          </text:list-item>
        </text:list>
        <text:p text:style-name="P5"/>
        <text:p text:style-name="P8"><text:soft-page-break/>Weiterer Prozess</text:p>
        <text:list xml:id="list43339173" text:continue-numbering="true" text:style-name="WWNum1">
          <text:list-item>
            <text:p text:style-name="P10"><text:span text:style-name="T1">Welche Probleme sind</text:span><text:span text:style-name="T12"> </text:span><text:span text:style-name="T1">aufgetreten?</text:span></text:p>
            <text:list>
              <text:list-item>
                <text:p text:style-name="P15">Rückfälle</text:p>
              </text:list-item>
              <text:list-item>
                <text:p text:style-name="P15">(zu) starkes Verlangen</text:p>
              </text:list-item>
              <text:list-item>
                <text:p text:style-name="P15">Langeweile</text:p>
                <text:p text:style-name="P15"/>
              </text:list-item>
            </text:list>
          </text:list-item>
          <text:list-item>
            <text:p text:style-name="P17"><text:span text:style-name="T1">Wie sind Sie mit Misserfolgen</text:span><text:span text:style-name="T3"> </text:span><text:span text:style-name="T1">umgegangen?</text:span></text:p>
            <text:list>
              <text:list-item>
                <text:p text:style-name="P14">Misserfolge zulassen</text:p>
              </text:list-item>
              <text:list-item>
                <text:p text:style-name="P14">nochmal versuchen</text:p>
                <text:p text:style-name="P14"/>
              </text:list-item>
            </text:list>
          </text:list-item>
          <text:list-item>
            <text:p text:style-name="P17"><text:span text:style-name="T1">Welche</text:span><text:span text:style-name="T13"> </text:span><text:span text:style-name="T1">innere</text:span><text:span text:style-name="T13"> </text:span><text:span text:style-name="T1">und</text:span><text:span text:style-name="T13"> </text:span><text:span text:style-name="T1">äußere</text:span><text:span text:style-name="T13"> </text:span><text:span text:style-name="T1">Motivation</text:span><text:span text:style-name="T13"> </text:span><text:span text:style-name="T1">hatten</text:span><text:span text:style-name="T13"> </text:span><text:span text:style-name="T1">Sie</text:span><text:span text:style-name="T13"> </text:span><text:span text:style-name="T1">weiterzumachen?</text:span></text:p>
            <text:list>
              <text:list-item>
                <text:p text:style-name="P14">Abschließen wollen (I)</text:p>
              </text:list-item>
              <text:list-item>
                <text:p text:style-name="P14">Angst vor schweren Krankheiten (I)</text:p>
              </text:list-item>
              <text:list-item>
                <text:p text:style-name="P14">Kosten (A)</text:p>
                <text:p text:style-name="P14"/>
              </text:list-item>
            </text:list>
          </text:list-item>
          <text:list-item>
            <text:p text:style-name="P10"><text:span text:style-name="T1">Welche Kurskorrekturen haben Ihnen zum Erfolg</text:span><text:span text:style-name="T8"> </text:span><text:span text:style-name="T1">verholfen?</text:span></text:p>
            <text:list>
              <text:list-item>
                <text:p text:style-name="P15">Rückfälle introspektiv auswerten</text:p>
              </text:list-item>
            </text:list>
          </text:list-item>
        </text:list>
        <text:p text:style-name="P5"/>
        <text:p text:style-name="P8">Ende</text:p>
        <text:list xml:id="list43328931" text:continue-numbering="true" text:style-name="WWNum1">
          <text:list-item>
            <text:p text:style-name="P10"><text:span text:style-name="T1">Was war der</text:span><text:span text:style-name="T14"> </text:span><text:span text:style-name="T1">Lohn?</text:span></text:p>
            <text:list>
              <text:list-item>
                <text:p text:style-name="P15">Freier Atem</text:p>
              </text:list-item>
              <text:list-item>
                <text:p text:style-name="P15">positiver Langzeiteffekt</text:p>
                <text:p text:style-name="P15"/>
              </text:list-item>
            </text:list>
          </text:list-item>
          <text:list-item>
            <text:p text:style-name="P10"><text:span text:style-name="T1">Was war für Sie letztlich die wichtigste</text:span><text:span text:style-name="T15"> </text:span><text:span text:style-name="T1">Befriedigung?</text:span></text:p>
            <text:list>
              <text:list-item>
                <text:p text:style-name="P15">Mir geht’s besser als vorher und besser als anderen Rauchern</text:p>
              </text:list-item>
            </text:list>
          </text:list-item>
        </text:list>
        <text:p text:style-name="P5"/>
        <text:p text:style-name="P8">Erfolgsmuster</text:p>
        <text:list xml:id="list43358020" text:continue-numbering="true" text:style-name="WWNum1">
          <text:list-item>
            <text:p text:style-name="P22"><text:span text:style-name="T1">Welche</text:span><text:span text:style-name="T16"> </text:span><text:span text:style-name="T1">Erfolgsmuster</text:span><text:span text:style-name="T16"> </text:span><text:span text:style-name="T1">erkennen</text:span><text:span text:style-name="T16"> </text:span><text:span text:style-name="T1">Sie?</text:span><text:span text:style-name="T16"> </text:span><text:span text:style-name="T1">Erfolgsmuster</text:span><text:span text:style-name="T16"> </text:span><text:span text:style-name="T1">sind</text:span><text:span text:style-name="T16"> </text:span><text:span text:style-name="T1">kurz,</text:span><text:span text:style-name="T16"> </text:span><text:span text:style-name="T1">beschreiben Verhalten und sind verallgemeinerbare Muster, die immer wieder</text:span><text:span text:style-name="T5"> </text:span><text:span text:style-name="T1">auftreten.</text:span></text:p>
          </text:list-item>
        </text:list>
        <text:p text:style-name="P25"/>
        <text:p text:style-name="P7">Persönliche Erfolgsmuster identifizieren (nach Kreyenberg)</text:p>
        <text:p text:style-name="P2"/>
        <text:list xml:id="list2942872324122126855" text:style-name="L4">
          <text:list-header>
            <text:p text:style-name="P35">4. <text:tab/>Ausbildung zum Fachinformatiker</text:p>
          </text:list-header>
        </text:list>
        <text:p text:style-name="P31"/>
        <text:list xml:id="list43333707" text:continue-numbering="true" text:style-name="L4">
          <text:list-header>
            <text:p text:style-name="P35"/>
          </text:list-header>
        </text:list>
        <text:list xml:id="list43354998" text:continue-list="list43340624" text:style-name="Outline">
          <text:list-item>
            <text:h text:style-name="Heading_20_1" text:outline-level="1">Übung:</text:h>
          </text:list-item>
        </text:list>
        <text:p text:style-name="P9">Wo liegen Ihre beruflichen und privaten Erfolge? Denken Sie an Situationen, auf die Sie stolz sind und stellen Sie sich folgende Fragen:</text:p>
        <text:p text:style-name="P3"/>
        <text:list xml:id="list43345765" text:continue-list="list43358020" text:style-name="WWNum1">
          <text:list-item>
            <text:p text:style-name="P10"><text:span text:style-name="T1">Wie sind diese Erfolge, jeder für sich, zustande</text:span><text:span text:style-name="T2"> </text:span><text:span text:style-name="T1">gekommen?</text:span></text:p>
            <text:list>
              <text:list-item>
                <text:p text:style-name="P15">Arbeitslosigkeit</text:p>
              </text:list-item>
              <text:list-item>
                <text:p text:style-name="P15">1-Euro-Job</text:p>
              </text:list-item>
              <text:list-item>
                <text:p text:style-name="P15">Vitamin B</text:p>
                <text:p text:style-name="P15"/>
              </text:list-item>
            </text:list>
          </text:list-item>
          <text:list-item>
            <text:p text:style-name="P17"><text:span text:style-name="T1">Was haben sie getan? Was haben Sie nicht</text:span><text:span text:style-name="T3"> </text:span><text:span text:style-name="T1">getan?</text:span></text:p>
            <text:list>
              <text:list-item>
                <text:p text:style-name="P14">Über meine Situation gesprochen</text:p>
              </text:list-item>
              <text:list-item>
                <text:p text:style-name="P14">Tipps angenommen</text:p>
              </text:list-item>
              <text:list-item>
                <text:p text:style-name="P14">Persönliche Stärken (Authentizität) ausgespielt</text:p>
                <text:p text:style-name="P14"/>
              </text:list-item>
            </text:list>
          </text:list-item>
          <text:list-item>
            <text:p text:style-name="P17"><text:span text:style-name="T1">Welche Hindernisse gab es? Wie haben sie diese</text:span><text:span text:style-name="T4"> </text:span><text:span text:style-name="T1">überwunden?</text:span></text:p>
            <text:list>
              <text:list-item>
                <text:p text:style-name="P14">Selbstherrichkeit, Schikane durch Job Center: Geduld, Gespräche</text:p>
                <text:p text:style-name="P14"/>
              </text:list-item>
            </text:list>
          </text:list-item>
          <text:list-item>
            <text:p text:style-name="P17"><text:span text:style-name="T1">Wer war noch dabei? Was haben andere Personen</text:span><text:span text:style-name="T5"> </text:span><text:span text:style-name="T1">getan?</text:span></text:p>
            <text:list>
              <text:list-item>
                <text:p text:style-name="P14">Gemeinnützige Bildungsträger: Curriculum, Leitung, Ausbildung</text:p>
              </text:list-item>
              <text:list-item>
                <text:p text:style-name="P14">Teilnehmer: Maßstab (Spektrum schlechtes Beispiel bis Vorbild)</text:p>
                <text:p text:style-name="P14"/>
              </text:list-item>
            </text:list>
          </text:list-item>
          <text:list-item>
            <text:p text:style-name="P10"><text:span text:style-name="T1">Welche Anerkennung haben sie</text:span><text:span text:style-name="T6"> </text:span><text:span text:style-name="T1">bekommen?</text:span></text:p>
            <text:list>
              <text:list-item>
                <text:p text:style-name="P15">Praktikum: Akzeptanz der Dipl.Inf., hohe Vergütung</text:p>
              </text:list-item>
              <text:list-item>
                <text:p text:style-name="P15">Übernahmeangebot</text:p>
              </text:list-item>
            </text:list>
          </text:list-item>
        </text:list>
        <text:p text:style-name="P4"/>
        <text:p text:style-name="P8">Beginn:</text:p>
        <text:list xml:id="list43330237" text:continue-numbering="true" text:style-name="WWNum1">
          <text:list-item>
            <text:p text:style-name="P10"><text:span text:style-name="T1">Wie ist die Idee</text:span><text:span text:style-name="T7"> </text:span><text:span text:style-name="T1">entstanden?</text:span></text:p>
            <text:list>
              <text:list-item>
                <text:p text:style-name="P15">Jobsuche, ungeliebte 1. Ausbildung</text:p>
                <text:p text:style-name="P15"/>
              </text:list-item>
            </text:list>
          </text:list-item>
          <text:list-item>
            <text:p text:style-name="P17"><text:span text:style-name="T1">Wann und wie haben Sie sich auf das Projekt / das Ziel</text:span><text:span text:style-name="T8"> </text:span><text:span text:style-name="T1">eingelassen?</text:span></text:p>
            <text:list>
              <text:list-item>
                <text:p text:style-name="P14">1. Ausbildungsversuch (DV-Kaufmann)</text:p>
              </text:list-item>
              <text:list-item>
                <text:p text:style-name="P14">Während Arbeitslosigkeit, im 1-Euro-Job</text:p>
                <text:p text:style-name="P14"/>
              </text:list-item>
            </text:list>
          </text:list-item>
          <text:list-item>
            <text:p text:style-name="P10"><text:span text:style-name="T1">Welche Risiken haben Sie in Kauf</text:span><text:span text:style-name="T6"> </text:span><text:span text:style-name="T1">genommen?</text:span></text:p>
            <text:p text:style-name="P12"/>
          </text:list-item>
        </text:list>
        <text:p text:style-name="P5"/>
        <text:p text:style-name="P8">Handlung</text:p>
        <text:list xml:id="list43357438" text:continue-numbering="true" text:style-name="WWNum1">
          <text:list-item>
            <text:p text:style-name="P10"><text:span text:style-name="T1">Wie haben Sie entschieden, was zu tun</text:span><text:span text:style-name="T9"> </text:span><text:span text:style-name="T1">ist?</text:span></text:p>
            <text:list>
              <text:list-item>
                <text:p text:style-name="P15">In Gesprächen</text:p>
              </text:list-item>
              <text:list-item>
                <text:p text:style-name="P15">von starkem Wunsch angetrieben, die Ausbildung sehr gut abzuschließen</text:p>
                <text:p text:style-name="P15"/>
              </text:list-item>
            </text:list>
          </text:list-item>
          <text:list-item>
            <text:p text:style-name="P17"><text:span text:style-name="T1">Wer hat Sie</text:span><text:span text:style-name="T10"> </text:span><text:span text:style-name="T1">unterstützt?</text:span></text:p>
            <text:list>
              <text:list-item>
                <text:p text:style-name="P14">Gemeinnützige Träger (vor und während der Umschulung)</text:p>
              </text:list-item>
              <text:list-item>
                <text:p text:style-name="P14">andere Teilnehmer</text:p>
              </text:list-item>
              <text:list-item>
                <text:p text:style-name="P14"><text:soft-page-break/>Behörde (Kostenübernahme)</text:p>
                <text:p text:style-name="P14"/>
              </text:list-item>
            </text:list>
          </text:list-item>
          <text:list-item>
            <text:p text:style-name="P10"><text:span text:style-name="T1">Mit welchen Handlungen haben Sie</text:span><text:span text:style-name="T11"> </text:span><text:span text:style-name="T1">begonnen?</text:span></text:p>
            <text:list>
              <text:list-item>
                <text:p text:style-name="P15">1-Euro-Job</text:p>
              </text:list-item>
              <text:list-item>
                <text:p text:style-name="P15">Bewerbung</text:p>
              </text:list-item>
              <text:list-item>
                <text:p text:style-name="P15">Antrag / Anmeldung</text:p>
              </text:list-item>
            </text:list>
          </text:list-item>
        </text:list>
        <text:p text:style-name="P5"/>
        <text:p text:style-name="P8">Weiterer Prozess</text:p>
        <text:list xml:id="list43338839" text:continue-numbering="true" text:style-name="WWNum1">
          <text:list-item>
            <text:p text:style-name="P10"><text:span text:style-name="T1">Welche Probleme sind</text:span><text:span text:style-name="T12"> </text:span><text:span text:style-name="T1">aufgetreten?</text:span></text:p>
            <text:list>
              <text:list-item>
                <text:p text:style-name="P15">Vorher: Selbstherrlichkeit der Mitarbeiterinnen im Job Center</text:p>
              </text:list-item>
              <text:list-item>
                <text:p text:style-name="P15">nachlassende Motivation</text:p>
              </text:list-item>
              <text:list-item>
                <text:p text:style-name="P15">mangelhafte Soft Skills (Sozialkompetenz)</text:p>
                <text:p text:style-name="P15"/>
              </text:list-item>
            </text:list>
          </text:list-item>
          <text:list-item>
            <text:p text:style-name="P17"><text:span text:style-name="T1">Wie sind Sie mit Misserfolgen</text:span><text:span text:style-name="T3"> </text:span><text:span text:style-name="T1">umgegangen?</text:span></text:p>
            <text:p text:style-name="P13"/>
          </text:list-item>
          <text:list-item>
            <text:p text:style-name="P17"><text:span text:style-name="T1">Welche</text:span><text:span text:style-name="T13"> </text:span><text:span text:style-name="T1">innere</text:span><text:span text:style-name="T13"> </text:span><text:span text:style-name="T1">und</text:span><text:span text:style-name="T13"> </text:span><text:span text:style-name="T1">äußere</text:span><text:span text:style-name="T13"> </text:span><text:span text:style-name="T1">Motivation</text:span><text:span text:style-name="T13"> </text:span><text:span text:style-name="T1">hatten</text:span><text:span text:style-name="T13"> </text:span><text:span text:style-name="T1">Sie</text:span><text:span text:style-name="T13"> </text:span><text:span text:style-name="T1">weiterzumachen?</text:span></text:p>
            <text:list>
              <text:list-item>
                <text:p text:style-name="P14">Interesse an den Themen (I)</text:p>
              </text:list-item>
              <text:list-item>
                <text:p text:style-name="P14">mehr Teilnahme am gesellschaftlichen Leben (I)</text:p>
              </text:list-item>
              <text:list-item>
                <text:p text:style-name="P14">Zensuren (A)</text:p>
              </text:list-item>
              <text:list-item>
                <text:p text:style-name="P14">Jobaussichten / Einkommen (A)</text:p>
                <text:p text:style-name="P14"/>
              </text:list-item>
            </text:list>
          </text:list-item>
          <text:list-item>
            <text:p text:style-name="P10"><text:span text:style-name="T1">Welche Kurskorrekturen haben Ihnen zum Erfolg</text:span><text:span text:style-name="T8"> </text:span><text:span text:style-name="T1">verholfen?</text:span></text:p>
            <text:p text:style-name="P12"/>
          </text:list-item>
        </text:list>
        <text:p text:style-name="P5"/>
        <text:p text:style-name="P8">Ende</text:p>
        <text:list xml:id="list43338549" text:continue-numbering="true" text:style-name="WWNum1">
          <text:list-item>
            <text:p text:style-name="P10"><text:span text:style-name="T1">Was war der</text:span><text:span text:style-name="T14"> </text:span><text:span text:style-name="T1">Lohn?</text:span></text:p>
            <text:list>
              <text:list-item>
                <text:p text:style-name="P15">Besseres Selbstwertgefühl</text:p>
              </text:list-item>
              <text:list-item>
                <text:p text:style-name="P15">Anstellung</text:p>
              </text:list-item>
              <text:list-item>
                <text:p text:style-name="P15">interessantes Aufgabengebiet</text:p>
                <text:p text:style-name="P15"/>
              </text:list-item>
            </text:list>
          </text:list-item>
          <text:list-item>
            <text:p text:style-name="P10"><text:span text:style-name="T1">Was war für Sie letztlich die wichtigste</text:span><text:span text:style-name="T15"> </text:span><text:span text:style-name="T1">Befriedigung?</text:span></text:p>
            <text:list>
              <text:list-item>
                <text:p text:style-name="P15">Abschluss im Wunschberuf</text:p>
              </text:list-item>
            </text:list>
          </text:list-item>
        </text:list>
        <text:p text:style-name="P5"/>
        <text:p text:style-name="P8">Erfolgsmuster</text:p>
        <text:list xml:id="list43354710" text:continue-numbering="true" text:style-name="WWNum1">
          <text:list-item>
            <text:p text:style-name="P22"><text:span text:style-name="T1">Welche</text:span><text:span text:style-name="T16"> </text:span><text:span text:style-name="T1">Erfolgsmuster</text:span><text:span text:style-name="T16"> </text:span><text:span text:style-name="T1">erkennen</text:span><text:span text:style-name="T16"> </text:span><text:span text:style-name="T1">Sie?</text:span><text:span text:style-name="T16"> </text:span><text:span text:style-name="T1">Erfolgsmuster</text:span><text:span text:style-name="T16"> </text:span><text:span text:style-name="T1">sind</text:span><text:span text:style-name="T16"> </text:span><text:span text:style-name="T1">kurz,</text:span><text:span text:style-name="T16"> </text:span><text:span text:style-name="T1">beschreiben Verhalten und sind verallgemeinerbare Muster, die immer wieder</text:span><text:span text:style-name="T5"> </text:span><text:span text:style-name="T1">auftreten.</text:span></text:p>
          </text:list-item>
        </text:list>
        <text:p text:style-name="P25"/>
        <text:p text:style-name="P30"><text:span text:style-name="T20">Persönliche Erfolgsmuster identifizieren (nach Kreyenberg)</text:span></text:p>
        <text:p text:style-name="P2"/>
        <text:list xml:id="list6957972977770030390" text:style-name="L5">
          <text:list-item>
            <text:p text:style-name="P37">Umzug nach Pankow</text:p>
            <text:p text:style-name="P37"/>
          </text:list-item>
        </text:list>
        <text:list xml:id="list43342456" text:continue-list="list43354998" text:style-name="Outline">
          <text:list-item>
            <text:h text:style-name="Heading_20_1" text:outline-level="1">Übung:</text:h>
          </text:list-item>
        </text:list>
        <text:p text:style-name="P9">Wo liegen Ihre beruflichen und privaten Erfolge? Denken Sie an Situationen, auf die Sie stolz sind und stellen Sie sich folgende Fragen:</text:p>
        <text:p text:style-name="P3"/>
        <text:list xml:id="list43335536" text:continue-list="list43354710" text:style-name="WWNum1">
          <text:list-item>
            <text:p text:style-name="P10"><text:span text:style-name="T1">Wie sind diese Erfolge, jeder für sich, zustande</text:span><text:span text:style-name="T2"> </text:span><text:span text:style-name="T1">gekommen?</text:span></text:p>
            <text:list>
              <text:list-item>
                <text:p text:style-name="P10"><text:span text:style-name="T1">Alte Wohnung (Größe, Gegend, Mietpreis) gefiel mir nicht mehr.</text:span></text:p>
              </text:list-item>
              <text:list-item>
                <text:p text:style-name="P10"><text:span text:style-name="T1">Mietzahlungen vergessen, Räumungsklage</text:span></text:p>
                <text:p text:style-name="P10"><text:span text:style-name="T1"/></text:p>
              </text:list-item>
            </text:list>
          </text:list-item>
          <text:list-item>
            <text:p text:style-name="P17"><text:span text:style-name="T1">Was haben sie getan? Was haben Sie nicht</text:span><text:span text:style-name="T3"> </text:span><text:span text:style-name="T1">getan?</text:span></text:p>
            <text:list>
              <text:list-item>
                <text:p text:style-name="P17"><text:span text:style-name="T1">Vorhaben besprochen</text:span></text:p>
              </text:list-item>
              <text:list-item>
                <text:p text:style-name="P17"><text:span text:style-name="T1">Altes Inventar entsorgt, neues gekauft</text:span></text:p>
              </text:list-item>
              <text:list-item>
                <text:p text:style-name="P20"><text:span text:style-name="T1">nicht</text:span><text:span text:style-name="T18"> Umzugsfirma beauftrag o. Freunde eingeladen</text:span></text:p>
              </text:list-item>
              <text:list-item>
                <text:p text:style-name="P20"><text:span text:style-name="T1">nicht</text:span><text:span text:style-name="T18"> renoviert</text:span></text:p>
                <text:p text:style-name="P17"><text:span text:style-name="T1"/></text:p>
              </text:list-item>
            </text:list>
          </text:list-item>
          <text:list-item>
            <text:p text:style-name="P17"><text:span text:style-name="T1">Welche Hindernisse gab es? Wie haben sie diese</text:span><text:span text:style-name="T4"> </text:span><text:span text:style-name="T1">überwunden?</text:span></text:p>
            <text:list>
              <text:list-item>
                <text:p text:style-name="P17"><text:span text:style-name="T1">Knappes Budget: Umzug mit öffentlichen Verkehrsmitteln, über längeren Zeitraum</text:span></text:p>
                <text:p text:style-name="P17"><text:span text:style-name="T1"/></text:p>
              </text:list-item>
            </text:list>
          </text:list-item>
          <text:list-item>
            <text:p text:style-name="P17"><text:span text:style-name="T1">Wer war noch dabei? Was haben andere Personen</text:span><text:span text:style-name="T5"> </text:span><text:span text:style-name="T1">getan?</text:span></text:p>
            <text:list>
              <text:list-item>
                <text:p text:style-name="P17"><text:span text:style-name="T1">Hausmeister: Wohnungsübergabe am Samstag morgen</text:span></text:p>
                <text:p text:style-name="P17"><text:span text:style-name="T1"/></text:p>
              </text:list-item>
            </text:list>
          </text:list-item>
          <text:list-item>
            <text:p text:style-name="P10"><text:span text:style-name="T1">Welche Anerkennung haben sie</text:span><text:span text:style-name="T6"> </text:span><text:span text:style-name="T1">bekommen?</text:span></text:p>
            <text:list>
              <text:list-item>
                <text:p text:style-name="P10"><text:span text:style-name="T1">Frage: “In welchem Bezirk wohnst du?”</text:span></text:p>
              </text:list-item>
            </text:list>
          </text:list-item>
        </text:list>
        <text:p text:style-name="P4"/>
        <text:p text:style-name="P8">Beginn:</text:p>
        <text:list xml:id="list43341477" text:continue-numbering="true" text:style-name="WWNum1">
          <text:list-item>
            <text:p text:style-name="P10"><text:span text:style-name="T1">Wie ist die Idee</text:span><text:span text:style-name="T7"> </text:span><text:span text:style-name="T1">entstanden?</text:span></text:p>
            <text:list>
              <text:list-item>
                <text:p text:style-name="P10"><text:span text:style-name="T1">Langsam</text:span></text:p>
              </text:list-item>
              <text:list-item>
                <text:p text:style-name="P10"><text:span text:style-name="T1">steigende Miete, Wohnung nicht länger gewollt</text:span></text:p>
                <text:p text:style-name="P10"><text:span text:style-name="T1"/></text:p>
              </text:list-item>
            </text:list>
          </text:list-item>
          <text:list-item>
            <text:p text:style-name="P17"><text:span text:style-name="T1">Wann und wie haben Sie sich auf das Projekt / das Ziel</text:span><text:span text:style-name="T8"> </text:span><text:span text:style-name="T1">eingelassen?</text:span></text:p>
            <text:list>
              <text:list-item>
                <text:p text:style-name="P17"><text:span text:style-name="T1">spontan</text:span></text:p>
                <text:p text:style-name="P17"><text:span text:style-name="T1"/></text:p>
              </text:list-item>
            </text:list>
          </text:list-item>
          <text:list-item>
            <text:p text:style-name="P10"><text:span text:style-name="T1">Welche Risiken haben Sie in Kauf</text:span><text:span text:style-name="T6"> </text:span><text:span text:style-name="T1">genommen?</text:span></text:p>
            <text:list>
              <text:list-item>
                <text:p text:style-name="P10"><text:span text:style-name="T1">Kostenrisiko</text:span></text:p>
              </text:list-item>
              <text:list-item>
                <text:p text:style-name="P10"><text:span text:style-name="T1">noch länger als nötig in der alten Wohnung wohnen <text:s/>zu müssen</text:span></text:p>
              </text:list-item>
            </text:list>
          </text:list-item>
        </text:list>
        <text:p text:style-name="P5"/>
        <text:p text:style-name="P8">Handlung</text:p>
        <text:list xml:id="list43330595" text:continue-numbering="true" text:style-name="WWNum1">
          <text:list-item>
            <text:p text:style-name="P10"><text:span text:style-name="T1">Wie haben Sie entschieden, was zu tun</text:span><text:span text:style-name="T9"> </text:span><text:span text:style-name="T1">ist?</text:span></text:p>
            <text:list>
              <text:list-item>
                <text:p text:style-name="P10"><text:span text:style-name="T1">Aus dem Bauch, ohne nachzudenken</text:span></text:p>
                <text:p text:style-name="P10"><text:span text:style-name="T1"/></text:p>
              </text:list-item>
            </text:list>
          </text:list-item>
          <text:list-item>
            <text:p text:style-name="P17"><text:span text:style-name="T1">Wer hat Sie</text:span><text:span text:style-name="T10"> </text:span><text:span text:style-name="T1">unterstützt?</text:span></text:p>
            <text:list>
              <text:list-item>
                <text:p text:style-name="P17"><text:span text:style-name="T1">Die Mitarbeiter <text:s/>des neuen Vermieters</text:span></text:p>
                <text:p text:style-name="P17"><text:span text:style-name="T1"/></text:p>
              </text:list-item>
            </text:list>
          </text:list-item>
          <text:list-item>
            <text:p text:style-name="P10"><text:span text:style-name="T1">Mit welchen Handlungen haben Sie</text:span><text:span text:style-name="T11"> </text:span><text:span text:style-name="T1">begonnen?</text:span></text:p>
            <text:list>
              <text:list-item>
                <text:p text:style-name="P10"><text:span text:style-name="T1">Angebote einholen</text:span></text:p>
              </text:list-item>
              <text:list-item>
                <text:p text:style-name="P10"><text:span text:style-name="T1">Wohnungen besichtigen</text:span></text:p>
              </text:list-item>
            </text:list>
          </text:list-item>
        </text:list>
        <text:p text:style-name="P5"><text:soft-page-break/></text:p>
        <text:p text:style-name="P8">Weiterer Prozess</text:p>
        <text:list xml:id="list43340297" text:continue-numbering="true" text:style-name="WWNum1">
          <text:list-item>
            <text:p text:style-name="P10"><text:span text:style-name="T1">Welche Probleme sind</text:span><text:span text:style-name="T12"> </text:span><text:span text:style-name="T1">aufgetreten?</text:span></text:p>
            <text:p text:style-name="P10"><text:span text:style-name="T1"/></text:p>
          </text:list-item>
          <text:list-item>
            <text:p text:style-name="P17"><text:span text:style-name="T1">Wie sind Sie mit Misserfolgen</text:span><text:span text:style-name="T3"> </text:span><text:span text:style-name="T1">umgegangen?</text:span></text:p>
            <text:p text:style-name="P17"><text:span text:style-name="T1"/></text:p>
          </text:list-item>
          <text:list-item>
            <text:p text:style-name="P17"><text:span text:style-name="T1">Welche</text:span><text:span text:style-name="T13"> </text:span><text:span text:style-name="T1">innere</text:span><text:span text:style-name="T13"> </text:span><text:span text:style-name="T1">und</text:span><text:span text:style-name="T13"> </text:span><text:span text:style-name="T1">äußere</text:span><text:span text:style-name="T13"> </text:span><text:span text:style-name="T1">Motivation</text:span><text:span text:style-name="T13"> </text:span><text:span text:style-name="T1">hatten</text:span><text:span text:style-name="T13"> </text:span><text:span text:style-name="T1">Sie</text:span><text:span text:style-name="T13"> </text:span><text:span text:style-name="T1">weiterzumachen?</text:span></text:p>
            <text:list>
              <text:list-item>
                <text:p text:style-name="P17"><text:span text:style-name="T1">Verrückte Idee (I)</text:span></text:p>
              </text:list-item>
              <text:list-item>
                <text:p text:style-name="P17"><text:span text:style-name="T1">Antipathie zur alten Wohnung und zum alten Vermieter</text:span></text:p>
                <text:p text:style-name="P17"><text:span text:style-name="T1"/></text:p>
              </text:list-item>
            </text:list>
          </text:list-item>
          <text:list-item>
            <text:p text:style-name="P10"><text:span text:style-name="T1">Welche Kurskorrekturen haben Ihnen zum Erfolg</text:span><text:span text:style-name="T8"> </text:span><text:span text:style-name="T1">verholfen?</text:span></text:p>
            <text:p text:style-name="P10"><text:span text:style-name="T1"/></text:p>
          </text:list-item>
        </text:list>
        <text:p text:style-name="P5"/>
        <text:p text:style-name="P8">Ende</text:p>
        <text:list xml:id="list43337254" text:continue-numbering="true" text:style-name="WWNum1">
          <text:list-item>
            <text:p text:style-name="P10"><text:span text:style-name="T1">Was war der</text:span><text:span text:style-name="T14"> </text:span><text:span text:style-name="T1">Lohn?</text:span></text:p>
            <text:list>
              <text:list-item>
                <text:p text:style-name="P10"><text:span text:style-name="T1">Große Wohnung (Überfluss an Wohnraum)</text:span></text:p>
                <text:p text:style-name="P10"><text:span text:style-name="T1"/></text:p>
              </text:list-item>
            </text:list>
          </text:list-item>
          <text:list-item>
            <text:p text:style-name="P10"><text:span text:style-name="T1">Was war für Sie letztlich die wichtigste</text:span><text:span text:style-name="T15"> </text:span><text:span text:style-name="T1">Befriedigung?</text:span></text:p>
            <text:list>
              <text:list-item>
                <text:p text:style-name="P10"><text:span text:style-name="T1">Etwas ungeliebtes hinter mir gelassen und durch etwas besseres ersetzt zu haben</text:span></text:p>
              </text:list-item>
            </text:list>
          </text:list-item>
        </text:list>
        <text:p text:style-name="P5"/>
        <text:p text:style-name="P8">Erfolgsmuster</text:p>
        <text:list xml:id="list43347358" text:continue-numbering="true" text:style-name="WWNum1">
          <text:list-item>
            <text:p text:style-name="P22"><text:span text:style-name="T1">Welche</text:span><text:span text:style-name="T16"> </text:span><text:span text:style-name="T1">Erfolgsmuster</text:span><text:span text:style-name="T16"> </text:span><text:span text:style-name="T1">erkennen</text:span><text:span text:style-name="T16"> </text:span><text:span text:style-name="T1">Sie?</text:span><text:span text:style-name="T16"> </text:span><text:span text:style-name="T1">Erfolgsmuster</text:span><text:span text:style-name="T16"> </text:span><text:span text:style-name="T1">sind</text:span><text:span text:style-name="T16"> </text:span><text:span text:style-name="T1">kurz,</text:span><text:span text:style-name="T16"> </text:span><text:span text:style-name="T1">beschreiben Verhalten und sind verallgemeinerbare Muster, die immer wieder</text:span><text:span text:style-name="T5"> </text:span><text:span text:style-name="T1">auftreten.</text:span></text:p>
          </text:list-item>
        </text:list>
        <text:p text:style-name="P3"/>
        <text:p text:style-name="P5"/>
        <text:list xml:id="list43355199" text:continue-list="list43342456" text:style-name="Outline">
          <text:list-item>
            <text:h text:style-name="P29" text:outline-level="1">Aufgaben:</text:h>
          </text:list-item>
        </text:list>
        <text:list xml:id="list5151872882035007366" text:style-name="WWNum2">
          <text:list-item>
            <text:p text:style-name="P27"><text:span text:style-name="T1">Formulieren Sie drei Erfolgsmuster mit Formulierungen</text:span><text:span text:style-name="T4"> </text:span><text:span text:style-name="T1">wie Ich brauche ... um erfolgreich zu</text:span><text:span text:style-name="T6"> </text:span><text:span text:style-name="T1">sein</text:span></text:p>
          </text:list-item>
        </text:list>
        <text:p text:style-name="P44">Ich tue mein Bestes, wenn Ich bin erfolgreich, wenn ...</text:p>
        <text:p text:style-name="P3"/>
        <text:list xml:id="list43339767" text:continue-numbering="true" text:style-name="WWNum2">
          <text:list-item>
            <text:p text:style-name="P26">Nehmen Sie ein Studienziel und skizzieren Sie mit Hilfe eines Ihrer Erfolgsmuster<text:span text:style-name="T19"> </text:span>den<text:span text:style-name="T19"> </text:span>optimalen<text:span text:style-name="T19"> </text:span>Verlauf<text:span text:style-name="T19"> </text:span>bis<text:span text:style-name="T19"> </text:span>Sie<text:span text:style-name="T19"> </text:span>dieses<text:span text:style-name="T19"> </text:span>Ziel<text:span text:style-name="T19"> </text:span>erreicht<text:span text:style-name="T19"> </text:span>haben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style:font-name-asian="Arial2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476cm" fo:margin-right="0cm" fo:text-indent="-0.635cm" style:auto-text-indent="false"/>
      <style:text-properties style:font-name="Arial1" fo:font-size="12pt" style:font-name-asian="Arial2" style:font-size-asian="12pt" style:font-name-complex="Arial2" style:font-size-complex="12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06cm" fo:margin-right="0cm" fo:line-height="0.485cm" fo:text-indent="0cm" style:auto-text-indent="false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476cm" fo:margin-right="0cm" fo:line-height="0.517cm" fo:text-indent="-0.635cm" style:auto-text-indent="false"/>
      <style:text-properties style:font-name="Arial1" style:font-name-asian="Arial2" style:font-name-complex="Arial2"/>
    </style:style>
    <style:style style:name="Table_20_Paragraph" style:display-name="Table Paragraph" style:family="paragraph" style:parent-style-name="Standard" style:default-outline-level="" style:list-style-name="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-0.002cm" style:font-name-asian="Arial2" style:font-size-asian="12pt" style:font-name-complex="Arial2" style:font-size-complex="12pt" style:text-scale="99%"/>
    </style:style>
    <style:style style:name="ListLabel_20_2" style:display-name="ListLabel 2" style:family="text">
      <style:text-properties fo:font-size="12pt" style:font-name-asian="Symbol1" style:font-size-asian="12pt" style:font-name-complex="Symbol1" style:font-size-complex="12pt" style:text-scale="99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76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5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94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437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92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90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3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7cm" fo:margin-left="1.476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2.9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4.45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5.94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7.437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8.92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10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11.90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13.3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üther</meta:initial-creator>
    <dc:title>Microsoft Word - Persönliche Erfolgsmuster identifizieren.doc</dc:title>
    <meta:creation-date>2016-11-24T20:32:10</meta:creation-date>
    <dc:date>2016-11-24T23:16:51.17</dc:date>
    <meta:editing-duration>PT1H41M49S</meta:editing-duration>
    <meta:generator>OpenOffice/4.1.3$Win32 OpenOffice.org_project/413m1$Build-9783</meta:generator>
    <dc:creator>Stefan Berger</dc:creator>
    <meta:editing-cycles>2</meta:editing-cycles>
    <meta:document-statistic meta:table-count="0" meta:image-count="0" meta:object-count="0" meta:page-count="10" meta:paragraph-count="279" meta:word-count="1656" meta:character-count="104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